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It is so... / Sonnet #II</text:p>
      <text:p text:style-name="P1"/>
      <text:p text:style-name="P1">Not everyone is ready to be unplugged, </text:p>
      <text:p text:style-name="P1"/>
      <text:p text:style-name="P1">but when reality descends upon 'em, </text:p>
      <text:p text:style-name="P1"/>
      <text:p text:style-name="P1">they will come to the conclusion sparked, </text:p>
      <text:p text:style-name="P1"/>
      <text:p text:style-name="P1">by their malevolent imagination, </text:p>
      <text:p text:style-name="P1"/>
      <text:p text:style-name="P1">that it is thus written in flesh and blood, </text:p>
      <text:p text:style-name="P1"/>
      <text:p text:style-name="P1">that their fate is yet undecided,</text:p>
      <text:p text:style-name="P1"/>
      <text:p text:style-name="P1">the illusion of choice (oi gevalld), </text:p>
      <text:p text:style-name="P1"/>
      <text:p text:style-name="P1">will be their mortal unjustly suicide... </text:p>
      <text:p text:style-name="P1"/>
      <text:p text:style-name="P1">So it has come to my attention, </text:p>
      <text:p text:style-name="P1"/>
      <text:p text:style-name="P1">that this thoughtless such kind of behaviour, </text:p>
      <text:p text:style-name="P1"/>
      <text:p text:style-name="P1">would deprive the subject matter intention, </text:p>
      <text:p text:style-name="P1"/>
      <text:p text:style-name="P1">and dull this moment of its own flavour, </text:p>
      <text:p text:style-name="P1"/>
      <text:p text:style-name="P1">while some can escape their destination,</text:p>
      <text:p text:style-name="P1"/>
      <text:p text:style-name="P1">most of us choose to keep their inclianation...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SimSun" style:font-size-asian="14pt" style:font-name-complex="Times New Roman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oZooL Obliterator666</meta:initial-creator>
    <meta:creation-date>2011-12-06T14:10:34.42</meta:creation-date>
    <meta:document-statistic meta:table-count="0" meta:image-count="0" meta:object-count="0" meta:page-count="1" meta:paragraph-count="16" meta:word-count="99" meta:character-count="580"/>
    <dc:date>2011-12-06T14:41:43.58</dc:date>
    <dc:creator>OoZooL Obliterator666</dc:creator>
    <meta:editing-duration>PT38S</meta:editing-duration>
    <meta:editing-cycles>1</meta:editing-cycles>
    <meta:generator>LibreOffice/3.3$Win32 LibreOffice_project/330m19$Build-202</meta:generator>
  </office:meta>
</office:document-meta>
</file>